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6.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368cm" fo:min-width="4.91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cm" svg:height="3.4cm" svg:x="6.4cm" svg:y="6.3cm">
          <text:p text:style-name="P1">Calculate the File</text:p>
          <text:p text:style-name="P1">Displacem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cm" svg:height="2.9cm" svg:x="6.9cm" svg:y="1.8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7cm" svg:height="3.4cm" svg:x="6.4cm" svg:y="11.4cm">
          <text:p text:style-name="P1">Multiply Displacement</text:p>
          <text:p text:style-name="P1">by Zoo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7cm" svg:height="3.4cm" svg:x="6.4cm" svg:y="16.6cm">
          <text:p text:style-name="P1">Add Displacement to</text:p>
          <text:p text:style-name="P1">Display Centre</text:p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cm" svg:height="2.9cm" svg:x="6.9cm" svg:y="21.7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0:31:44.845000000</meta:creation-date>
    <dc:date>2019-09-18T10:39:09.374000000</dc:date>
    <meta:editing-duration>PT7M25S</meta:editing-duration>
    <meta:editing-cycles>1</meta:editing-cycles>
    <meta:document-statistic meta:object-count="5"/>
    <meta:generator>LibreOffice/6.1.6.3$Windows_X86_64 LibreOffice_project/5896ab1714085361c45cf540f76f60673dd96a72</meta:generator>
  </office:meta>
</office:document-meta>
</file>